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3.9256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style:font-name="Calibri" style:font-name-asian="WenQuanYi Micro Hei" style:font-name-complex="Calibri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URL</text:p>
          </table:table-cell>
          <table:table-cell office:value-type="string">
            <text:p>Redirect URL</text:p>
          </table:table-cell>
          <table:table-cell table:number-columns-repeated="1017"/>
        </table:table-row>
        <table:table-row table:style-name="ro2">
          <table:table-cell office:value-type="string">
            <text:p>SWLounge</text:p>
          </table:table-cell>
          <table:table-cell table:number-columns-repeated="2"/>
          <table:table-cell table:formula="of:=-((4096/2)-[.B57])*0.0328" office:value-type="float" office:value="-1.4104">
            <text:p>-1.4104</text:p>
          </table:table-cell>
          <table:table-cell table:formula="of:=((1440/2)-[.C57])*0.0328" office:value-type="float" office:value="-9.6432">
            <text:p>-9.6432</text:p>
          </table:table-cell>
          <table:table-cell office:value-type="string">
            <text:p>http://www.cs.rit.edu/~robotlab/SWLounge</text:p>
          </table:table-cell>
          <table:table-cell table:number-columns-repeated="1018"/>
        </table:table-row>
        <table:table-row table:style-name="ro2">
          <table:table-cell office:value-type="string">
            <text:p>SWInter</text:p>
          </table:table-cell>
          <table:table-cell table:number-columns-repeated="2"/>
          <table:table-cell table:formula="of:=-((4096/2)-[.B56])*0.0328" office:value-type="float" office:value="-4.0672">
            <text:p>-4.0672</text:p>
          </table:table-cell>
          <table:table-cell table:formula="of:=((1440/2)-[.C56])*0.0328" office:value-type="float" office:value="-9.6432">
            <text:p>-9.6432</text:p>
          </table:table-cell>
          <table:table-cell office:value-type="string">
            <text:p>SWInter</text:p>
          </table:table-cell>
          <table:table-cell table:number-columns-repeated="1018"/>
        </table:table-row>
        <table:table-row table:style-name="ro1">
          <table:table-cell office:value-type="string">
            <text:p>WHall1</text:p>
          </table:table-cell>
          <table:table-cell table:number-columns-repeated="2"/>
          <table:table-cell table:formula="of:=-((4096/2)-[.B4])*0.0328" office:value-type="float" office:value="-67.1744">
            <text:p>-67.1744</text:p>
          </table:table-cell>
          <table:table-cell table:formula="of:=((1440/2)-[.C4])*0.0328" office:value-type="float" office:value="23.616">
            <text:p>23.616</text:p>
          </table:table-cell>
          <table:table-cell office:value-type="string">
            <text:p>WHall1</text:p>
          </table:table-cell>
          <table:table-cell table:number-columns-repeated="1018"/>
        </table:table-row>
        <table:table-row table:style-name="ro1">
          <table:table-cell office:value-type="string">
            <text:p>WHall2</text:p>
          </table:table-cell>
          <table:table-cell table:number-columns-repeated="2"/>
          <table:table-cell table:formula="of:=-((4096/2)-[.B5])*0.0328" office:value-type="float" office:value="-67.1744">
            <text:p>-67.1744</text:p>
          </table:table-cell>
          <table:table-cell table:formula="of:=((1440/2)-[.C5])*0.0328" office:value-type="float" office:value="23.616">
            <text:p>23.616</text:p>
          </table:table-cell>
          <table:table-cell office:value-type="string">
            <text:p>WHall2</text:p>
          </table:table-cell>
          <table:table-cell table:number-columns-repeated="1018"/>
        </table:table-row>
        <table:table-row table:style-name="ro1">
          <table:table-cell office:value-type="string">
            <text:p>WHall3</text:p>
          </table:table-cell>
          <table:table-cell table:number-columns-repeated="2"/>
          <table:table-cell table:formula="of:=-((4096/2)-[.B6])*0.0328" office:value-type="float" office:value="-67.1744">
            <text:p>-67.1744</text:p>
          </table:table-cell>
          <table:table-cell table:formula="of:=((1440/2)-[.C6])*0.0328" office:value-type="float" office:value="23.616">
            <text:p>23.616</text:p>
          </table:table-cell>
          <table:table-cell office:value-type="string">
            <text:p>WHall3</text:p>
          </table:table-cell>
          <table:table-cell table:number-columns-repeated="1018"/>
        </table:table-row>
        <table:table-row table:style-name="ro1">
          <table:table-cell office:value-type="string">
            <text:p>WHall4</text:p>
          </table:table-cell>
          <table:table-cell table:number-columns-repeated="2"/>
          <table:table-cell table:formula="of:=-((4096/2)-[.B7])*0.0328" office:value-type="float" office:value="-67.1744">
            <text:p>-67.1744</text:p>
          </table:table-cell>
          <table:table-cell table:formula="of:=((1440/2)-[.C7])*0.0328" office:value-type="float" office:value="23.616">
            <text:p>23.616</text:p>
          </table:table-cell>
          <table:table-cell office:value-type="string">
            <text:p>WHall4</text:p>
          </table:table-cell>
          <table:table-cell table:number-columns-repeated="1018"/>
        </table:table-row>
        <table:table-row table:style-name="ro1">
          <table:table-cell office:value-type="string">
            <text:p>WHall5</text:p>
          </table:table-cell>
          <table:table-cell table:number-columns-repeated="2"/>
          <table:table-cell table:formula="of:=-((4096/2)-[.B8])*0.0328" office:value-type="float" office:value="-67.1744">
            <text:p>-67.1744</text:p>
          </table:table-cell>
          <table:table-cell table:formula="of:=((1440/2)-[.C8])*0.0328" office:value-type="float" office:value="23.616">
            <text:p>23.616</text:p>
          </table:table-cell>
          <table:table-cell office:value-type="string">
            <text:p>WHall5</text:p>
          </table:table-cell>
          <table:table-cell table:number-columns-repeated="1018"/>
        </table:table-row>
        <table:table-row table:style-name="ro1">
          <table:table-cell office:value-type="string">
            <text:p>WHall6</text:p>
          </table:table-cell>
          <table:table-cell table:number-columns-repeated="2"/>
          <table:table-cell table:formula="of:=-((4096/2)-[.B9])*0.0328" office:value-type="float" office:value="-67.1744">
            <text:p>-67.1744</text:p>
          </table:table-cell>
          <table:table-cell table:formula="of:=((1440/2)-[.C9])*0.0328" office:value-type="float" office:value="23.616">
            <text:p>23.616</text:p>
          </table:table-cell>
          <table:table-cell office:value-type="string">
            <text:p>WHall6</text:p>
          </table:table-cell>
          <table:table-cell table:number-columns-repeated="1018"/>
        </table:table-row>
        <table:table-row table:style-name="ro2">
          <table:table-cell office:value-type="string">
            <text:p>WInter</text:p>
          </table:table-cell>
          <table:table-cell table:number-columns-repeated="2"/>
          <table:table-cell table:formula="of:=-((4096/2)-[.B10])*0.0328" office:value-type="float" office:value="-67.1744">
            <text:p>-67.1744</text:p>
          </table:table-cell>
          <table:table-cell table:formula="of:=((1440/2)-[.C10])*0.0328" office:value-type="float" office:value="23.616">
            <text:p>23.616</text:p>
          </table:table-cell>
          <table:table-cell office:value-type="string">
            <text:p>WInter</text:p>
          </table:table-cell>
          <table:table-cell table:number-columns-repeated="1018"/>
        </table:table-row>
        <table:table-row table:style-name="ro2">
          <table:table-cell office:value-type="string">
            <text:p>VendDoor</text:p>
          </table:table-cell>
          <table:table-cell table:number-columns-repeated="2"/>
          <table:table-cell table:formula="of:=-((4096/2)-[.B11])*0.0328" office:value-type="float" office:value="-67.1744">
            <text:p>-67.1744</text:p>
          </table:table-cell>
          <table:table-cell table:formula="of:=((1440/2)-[.C11])*0.0328" office:value-type="float" office:value="23.616">
            <text:p>23.616</text:p>
          </table:table-cell>
          <table:table-cell office:value-type="string">
            <text:p>VendDoor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NWDoor</text:p>
          </table:table-cell>
          <table:table-cell table:number-columns-repeated="2"/>
          <table:table-cell table:formula="of:=-((4096/2)-[.B12])*0.0328" office:value-type="float" office:value="-67.1744">
            <text:p>-67.1744</text:p>
          </table:table-cell>
          <table:table-cell table:formula="of:=((1440/2)-[.C12])*0.0328" office:value-type="float" office:value="23.616">
            <text:p>23.616</text:p>
          </table:table-cell>
          <table:table-cell table:style-name="ce1" office:value-type="string">
            <text:p>NWDoor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triumSW</text:p>
          </table:table-cell>
          <table:table-cell table:number-columns-repeated="2"/>
          <table:table-cell table:formula="of:=-((4096/2)-[.B13])*0.0328" office:value-type="float" office:value="-67.1744">
            <text:p>-67.1744</text:p>
          </table:table-cell>
          <table:table-cell table:formula="of:=((1440/2)-[.C13])*0.0328" office:value-type="float" office:value="23.616">
            <text:p>23.616</text:p>
          </table:table-cell>
          <table:table-cell table:style-name="ce1" office:value-type="string">
            <text:p>AtriumSW</text:p>
          </table:table-cell>
          <table:table-cell table:number-columns-repeated="1018"/>
        </table:table-row>
        <table:table-row table:style-name="ro1">
          <table:table-cell office:value-type="string">
            <text:p>AtriumS1</text:p>
          </table:table-cell>
          <table:table-cell table:number-columns-repeated="2"/>
          <table:table-cell table:formula="of:=-((4096/2)-[.B14])*0.0328" office:value-type="float" office:value="-67.1744">
            <text:p>-67.1744</text:p>
          </table:table-cell>
          <table:table-cell table:formula="of:=((1440/2)-[.C14])*0.0328" office:value-type="float" office:value="23.616">
            <text:p>23.616</text:p>
          </table:table-cell>
          <table:table-cell office:value-type="string">
            <text:p>AtriumS1</text:p>
          </table:table-cell>
          <table:table-cell table:number-columns-repeated="1018"/>
        </table:table-row>
        <table:table-row table:style-name="ro2">
          <table:table-cell office:value-type="string">
            <text:p>AtriumW</text:p>
          </table:table-cell>
          <table:table-cell table:number-columns-repeated="2"/>
          <table:table-cell table:formula="of:=-((4096/2)-[.B15])*0.0328" office:value-type="float" office:value="-67.1744">
            <text:p>-67.1744</text:p>
          </table:table-cell>
          <table:table-cell table:formula="of:=((1440/2)-[.C15])*0.0328" office:value-type="float" office:value="23.616">
            <text:p>23.616</text:p>
          </table:table-cell>
          <table:table-cell office:value-type="string">
            <text:p>AtriumW</text:p>
          </table:table-cell>
          <table:table-cell table:number-columns-repeated="1018"/>
        </table:table-row>
        <table:table-row table:style-name="ro2">
          <table:table-cell office:value-type="string">
            <text:p>AtriumNW</text:p>
          </table:table-cell>
          <table:table-cell table:number-columns-repeated="2"/>
          <table:table-cell table:formula="of:=-((4096/2)-[.B16])*0.0328" office:value-type="float" office:value="-67.1744">
            <text:p>-67.1744</text:p>
          </table:table-cell>
          <table:table-cell table:formula="of:=((1440/2)-[.C16])*0.0328" office:value-type="float" office:value="23.616">
            <text:p>23.616</text:p>
          </table:table-cell>
          <table:table-cell office:value-type="string">
            <text:p>AtriumNW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ouchesW</text:p>
          </table:table-cell>
          <table:table-cell table:number-columns-repeated="2"/>
          <table:table-cell table:formula="of:=-((4096/2)-[.B17])*0.0328" office:value-type="float" office:value="-67.1744">
            <text:p>-67.1744</text:p>
          </table:table-cell>
          <table:table-cell table:formula="of:=((1440/2)-[.C17])*0.0328" office:value-type="float" office:value="23.616">
            <text:p>23.616</text:p>
          </table:table-cell>
          <table:table-cell table:style-name="ce1" office:value-type="string">
            <text:p>CouchesW</text:p>
          </table:table-cell>
          <table:table-cell table:number-columns-repeated="1018"/>
        </table:table-row>
        <table:table-row table:style-name="ro2">
          <table:table-cell office:value-type="string">
            <text:p>CouchesE</text:p>
          </table:table-cell>
          <table:table-cell table:number-columns-repeated="2"/>
          <table:table-cell table:formula="of:=-((4096/2)-[.B18])*0.0328" office:value-type="float" office:value="-67.1744">
            <text:p>-67.1744</text:p>
          </table:table-cell>
          <table:table-cell table:formula="of:=((1440/2)-[.C18])*0.0328" office:value-type="float" office:value="23.616">
            <text:p>23.616</text:p>
          </table:table-cell>
          <table:table-cell office:value-type="string">
            <text:p>CouchesE</text:p>
          </table:table-cell>
          <table:table-cell table:number-columns-repeated="1018"/>
        </table:table-row>
        <table:table-row table:style-name="ro2">
          <table:table-cell office:value-type="string">
            <text:p>AtriumN</text:p>
          </table:table-cell>
          <table:table-cell table:number-columns-repeated="2"/>
          <table:table-cell table:formula="of:=-((4096/2)-[.B19])*0.0328" office:value-type="float" office:value="-67.1744">
            <text:p>-67.1744</text:p>
          </table:table-cell>
          <table:table-cell table:formula="of:=((1440/2)-[.C19])*0.0328" office:value-type="float" office:value="23.616">
            <text:p>23.616</text:p>
          </table:table-cell>
          <table:table-cell office:value-type="string">
            <text:p>AtriumN</text:p>
          </table:table-cell>
          <table:table-cell table:number-columns-repeated="1018"/>
        </table:table-row>
        <table:table-row table:style-name="ro2">
          <table:table-cell office:value-type="string">
            <text:p>AtriumNE</text:p>
          </table:table-cell>
          <table:table-cell table:number-columns-repeated="2"/>
          <table:table-cell table:formula="of:=-((4096/2)-[.B20])*0.0328" office:value-type="float" office:value="-67.1744">
            <text:p>-67.1744</text:p>
          </table:table-cell>
          <table:table-cell table:formula="of:=((1440/2)-[.C20])*0.0328" office:value-type="float" office:value="23.616">
            <text:p>23.616</text:p>
          </table:table-cell>
          <table:table-cell office:value-type="string">
            <text:p>AtriumNE</text:p>
          </table:table-cell>
          <table:table-cell table:number-columns-repeated="1018"/>
        </table:table-row>
        <table:table-row table:style-name="ro1">
          <table:table-cell office:value-type="string">
            <text:p>AtriumS2</text:p>
          </table:table-cell>
          <table:table-cell table:number-columns-repeated="2"/>
          <table:table-cell table:formula="of:=-((4096/2)-[.B21])*0.0328" office:value-type="float" office:value="-67.1744">
            <text:p>-67.1744</text:p>
          </table:table-cell>
          <table:table-cell table:formula="of:=((1440/2)-[.C21])*0.0328" office:value-type="float" office:value="23.616">
            <text:p>23.616</text:p>
          </table:table-cell>
          <table:table-cell office:value-type="string">
            <text:p>AtriumS2</text:p>
          </table:table-cell>
          <table:table-cell table:number-columns-repeated="1018"/>
        </table:table-row>
        <table:table-row table:style-name="ro1">
          <table:table-cell office:value-type="string">
            <text:p>AtriumS3</text:p>
          </table:table-cell>
          <table:table-cell table:number-columns-repeated="2"/>
          <table:table-cell table:formula="of:=-((4096/2)-[.B22])*0.0328" office:value-type="float" office:value="-67.1744">
            <text:p>-67.1744</text:p>
          </table:table-cell>
          <table:table-cell table:formula="of:=((1440/2)-[.C22])*0.0328" office:value-type="float" office:value="23.616">
            <text:p>23.616</text:p>
          </table:table-cell>
          <table:table-cell office:value-type="string">
            <text:p>AtriumS3</text:p>
          </table:table-cell>
          <table:table-cell table:number-columns-repeated="1018"/>
        </table:table-row>
        <table:table-row table:style-name="ro1">
          <table:table-cell office:value-type="string">
            <text:p>AtriumS4</text:p>
          </table:table-cell>
          <table:table-cell table:number-columns-repeated="2"/>
          <table:table-cell table:formula="of:=-((4096/2)-[.B23])*0.0328" office:value-type="float" office:value="-67.1744">
            <text:p>-67.1744</text:p>
          </table:table-cell>
          <table:table-cell table:formula="of:=((1440/2)-[.C23])*0.0328" office:value-type="float" office:value="23.616">
            <text:p>23.616</text:p>
          </table:table-cell>
          <table:table-cell office:value-type="string">
            <text:p>AtriumS4</text:p>
          </table:table-cell>
          <table:table-cell table:number-columns-repeated="1018"/>
        </table:table-row>
        <table:table-row table:style-name="ro2">
          <table:table-cell office:value-type="string">
            <text:p>AtriumSE</text:p>
          </table:table-cell>
          <table:table-cell table:number-columns-repeated="2"/>
          <table:table-cell table:formula="of:=-((4096/2)-[.B24])*0.0328" office:value-type="float" office:value="-67.1744">
            <text:p>-67.1744</text:p>
          </table:table-cell>
          <table:table-cell table:formula="of:=((1440/2)-[.C24])*0.0328" office:value-type="float" office:value="23.616">
            <text:p>23.616</text:p>
          </table:table-cell>
          <table:table-cell office:value-type="string">
            <text:p>AtriumSE</text:p>
          </table:table-cell>
          <table:table-cell table:number-columns-repeated="1018"/>
        </table:table-row>
        <table:table-row table:style-name="ro2">
          <table:table-cell office:value-type="string">
            <text:p>NEDoor</text:p>
          </table:table-cell>
          <table:table-cell table:number-columns-repeated="2"/>
          <table:table-cell table:formula="of:=-((4096/2)-[.B25])*0.0328" office:value-type="float" office:value="-67.1744">
            <text:p>-67.1744</text:p>
          </table:table-cell>
          <table:table-cell table:formula="of:=((1440/2)-[.C25])*0.0328" office:value-type="float" office:value="23.616">
            <text:p>23.616</text:p>
          </table:table-cell>
          <table:table-cell office:value-type="string">
            <text:p>NEDoor</text:p>
          </table:table-cell>
          <table:table-cell table:number-columns-repeated="1018"/>
        </table:table-row>
        <table:table-row table:style-name="ro2">
          <table:table-cell office:value-type="string">
            <text:p>NEHall</text:p>
          </table:table-cell>
          <table:table-cell table:number-columns-repeated="2"/>
          <table:table-cell table:formula="of:=-((4096/2)-[.B26])*0.0328" office:value-type="float" office:value="-67.1744">
            <text:p>-67.1744</text:p>
          </table:table-cell>
          <table:table-cell table:formula="of:=((1440/2)-[.C26])*0.0328" office:value-type="float" office:value="23.616">
            <text:p>23.616</text:p>
          </table:table-cell>
          <table:table-cell office:value-type="string">
            <text:p>NEHall</text:p>
          </table:table-cell>
          <table:table-cell table:number-columns-repeated="1018"/>
        </table:table-row>
        <table:table-row table:style-name="ro2">
          <table:table-cell office:value-type="string">
            <text:p>EInter</text:p>
          </table:table-cell>
          <table:table-cell table:number-columns-repeated="2"/>
          <table:table-cell table:formula="of:=-((4096/2)-[.B27])*0.0328" office:value-type="float" office:value="-67.1744">
            <text:p>-67.1744</text:p>
          </table:table-cell>
          <table:table-cell table:formula="of:=((1440/2)-[.C27])*0.0328" office:value-type="float" office:value="23.616">
            <text:p>23.616</text:p>
          </table:table-cell>
          <table:table-cell office:value-type="string">
            <text:p>EInter</text:p>
          </table:table-cell>
          <table:table-cell table:number-columns-repeated="1018"/>
        </table:table-row>
        <table:table-row table:style-name="ro2">
          <table:table-cell office:value-type="string">
            <text:p>ShortHall</text:p>
          </table:table-cell>
          <table:table-cell table:number-columns-repeated="2"/>
          <table:table-cell table:formula="of:=-((4096/2)-[.B28])*0.0328" office:value-type="float" office:value="-67.1744">
            <text:p>-67.1744</text:p>
          </table:table-cell>
          <table:table-cell table:formula="of:=((1440/2)-[.C28])*0.0328" office:value-type="float" office:value="23.616">
            <text:p>23.616</text:p>
          </table:table-cell>
          <table:table-cell office:value-type="string">
            <text:p>ShortHall</text:p>
          </table:table-cell>
          <table:table-cell table:number-columns-repeated="1018"/>
        </table:table-row>
        <table:table-row table:style-name="ro1">
          <table:table-cell office:value-type="string">
            <text:p>EHall6</text:p>
          </table:table-cell>
          <table:table-cell table:number-columns-repeated="2"/>
          <table:table-cell table:formula="of:=-((4096/2)-[.B29])*0.0328" office:value-type="float" office:value="-67.1744">
            <text:p>-67.1744</text:p>
          </table:table-cell>
          <table:table-cell table:formula="of:=((1440/2)-[.C29])*0.0328" office:value-type="float" office:value="23.616">
            <text:p>23.616</text:p>
          </table:table-cell>
          <table:table-cell office:value-type="string">
            <text:p>EHall6</text:p>
          </table:table-cell>
          <table:table-cell table:number-columns-repeated="1018"/>
        </table:table-row>
        <table:table-row table:style-name="ro1">
          <table:table-cell office:value-type="string">
            <text:p>EHall5</text:p>
          </table:table-cell>
          <table:table-cell table:number-columns-repeated="2"/>
          <table:table-cell table:formula="of:=-((4096/2)-[.B30])*0.0328" office:value-type="float" office:value="-67.1744">
            <text:p>-67.1744</text:p>
          </table:table-cell>
          <table:table-cell table:formula="of:=((1440/2)-[.C30])*0.0328" office:value-type="float" office:value="23.616">
            <text:p>23.616</text:p>
          </table:table-cell>
          <table:table-cell office:value-type="string">
            <text:p>EHall5</text:p>
          </table:table-cell>
          <table:table-cell table:number-columns-repeated="1018"/>
        </table:table-row>
        <table:table-row table:style-name="ro1">
          <table:table-cell office:value-type="string">
            <text:p>EHall4</text:p>
          </table:table-cell>
          <table:table-cell table:number-columns-repeated="2"/>
          <table:table-cell table:formula="of:=-((4096/2)-[.B31])*0.0328" office:value-type="float" office:value="-67.1744">
            <text:p>-67.1744</text:p>
          </table:table-cell>
          <table:table-cell table:formula="of:=((1440/2)-[.C31])*0.0328" office:value-type="float" office:value="23.616">
            <text:p>23.616</text:p>
          </table:table-cell>
          <table:table-cell office:value-type="string">
            <text:p>EHall4</text:p>
          </table:table-cell>
          <table:table-cell table:number-columns-repeated="1018"/>
        </table:table-row>
        <table:table-row table:style-name="ro1">
          <table:table-cell office:value-type="string">
            <text:p>EHall3</text:p>
          </table:table-cell>
          <table:table-cell table:number-columns-repeated="2"/>
          <table:table-cell table:formula="of:=-((4096/2)-[.B32])*0.0328" office:value-type="float" office:value="-67.1744">
            <text:p>-67.1744</text:p>
          </table:table-cell>
          <table:table-cell table:formula="of:=((1440/2)-[.C32])*0.0328" office:value-type="float" office:value="23.616">
            <text:p>23.616</text:p>
          </table:table-cell>
          <table:table-cell office:value-type="string">
            <text:p>EHall3</text:p>
          </table:table-cell>
          <table:table-cell table:number-columns-repeated="1018"/>
        </table:table-row>
        <table:table-row table:style-name="ro1">
          <table:table-cell office:value-type="string">
            <text:p>EHall2</text:p>
          </table:table-cell>
          <table:table-cell table:number-columns-repeated="2"/>
          <table:table-cell table:formula="of:=-((4096/2)-[.B33])*0.0328" office:value-type="float" office:value="-67.1744">
            <text:p>-67.1744</text:p>
          </table:table-cell>
          <table:table-cell table:formula="of:=((1440/2)-[.C33])*0.0328" office:value-type="float" office:value="23.616">
            <text:p>23.616</text:p>
          </table:table-cell>
          <table:table-cell office:value-type="string">
            <text:p>EHall2</text:p>
          </table:table-cell>
          <table:table-cell table:number-columns-repeated="1018"/>
        </table:table-row>
        <table:table-row table:style-name="ro1">
          <table:table-cell office:value-type="string">
            <text:p>EHall1</text:p>
          </table:table-cell>
          <table:table-cell table:number-columns-repeated="2"/>
          <table:table-cell table:formula="of:=-((4096/2)-[.B34])*0.0328" office:value-type="float" office:value="-67.1744">
            <text:p>-67.1744</text:p>
          </table:table-cell>
          <table:table-cell table:formula="of:=((1440/2)-[.C34])*0.0328" office:value-type="float" office:value="23.616">
            <text:p>23.616</text:p>
          </table:table-cell>
          <table:table-cell office:value-type="string">
            <text:p>EHall1</text:p>
          </table:table-cell>
          <table:table-cell table:number-columns-repeated="1018"/>
        </table:table-row>
        <table:table-row table:style-name="ro2">
          <table:table-cell office:value-type="string">
            <text:p>SEInter</text:p>
          </table:table-cell>
          <table:table-cell table:number-columns-repeated="2"/>
          <table:table-cell table:formula="of:=-((4096/2)-[.B35])*0.0328" office:value-type="float" office:value="-67.1744">
            <text:p>-67.1744</text:p>
          </table:table-cell>
          <table:table-cell table:formula="of:=((1440/2)-[.C35])*0.0328" office:value-type="float" office:value="23.616">
            <text:p>23.616</text:p>
          </table:table-cell>
          <table:table-cell office:value-type="string">
            <text:p>SEInter</text:p>
          </table:table-cell>
          <table:table-cell table:number-columns-repeated="1018"/>
        </table:table-row>
        <table:table-row table:style-name="ro2">
          <table:table-cell office:value-type="string">
            <text:p>SEStairs</text:p>
          </table:table-cell>
          <table:table-cell table:number-columns-repeated="2"/>
          <table:table-cell table:formula="of:=-((4096/2)-[.B36])*0.0328" office:value-type="float" office:value="-67.1744">
            <text:p>-67.1744</text:p>
          </table:table-cell>
          <table:table-cell table:formula="of:=((1440/2)-[.C36])*0.0328" office:value-type="float" office:value="23.616">
            <text:p>23.616</text:p>
          </table:table-cell>
          <table:table-cell office:value-type="string">
            <text:p>SEStairs</text:p>
          </table:table-cell>
          <table:table-cell table:number-columns-repeated="1018"/>
        </table:table-row>
        <table:table-row table:style-name="ro2">
          <table:table-cell office:value-type="string">
            <text:p>SELounge</text:p>
          </table:table-cell>
          <table:table-cell table:number-columns-repeated="2"/>
          <table:table-cell table:formula="of:=-((4096/2)-[.B37])*0.0328" office:value-type="float" office:value="-67.1744">
            <text:p>-67.1744</text:p>
          </table:table-cell>
          <table:table-cell table:formula="of:=((1440/2)-[.C37])*0.0328" office:value-type="float" office:value="23.616">
            <text:p>23.616</text:p>
          </table:table-cell>
          <table:table-cell office:value-type="string">
            <text:p>SELounge</text:p>
          </table:table-cell>
          <table:table-cell table:number-columns-repeated="1018"/>
        </table:table-row>
        <table:table-row table:style-name="ro2">
          <table:table-cell office:value-type="string">
            <text:p>SHallW</text:p>
          </table:table-cell>
          <table:table-cell table:number-columns-repeated="2"/>
          <table:table-cell table:formula="of:=-((4096/2)-[.B38])*0.0328" office:value-type="float" office:value="-67.1744">
            <text:p>-67.1744</text:p>
          </table:table-cell>
          <table:table-cell table:formula="of:=((1440/2)-[.C38])*0.0328" office:value-type="float" office:value="23.616">
            <text:p>23.616</text:p>
          </table:table-cell>
          <table:table-cell office:value-type="string">
            <text:p>SHallW</text:p>
          </table:table-cell>
          <table:table-cell table:number-columns-repeated="1018"/>
        </table:table-row>
        <table:table-row table:style-name="ro2">
          <table:table-cell office:value-type="string">
            <text:p>SHallE</text:p>
          </table:table-cell>
          <table:table-cell table:number-columns-repeated="2"/>
          <table:table-cell table:formula="of:=-((4096/2)-[.B39])*0.0328" office:value-type="float" office:value="-67.1744">
            <text:p>-67.1744</text:p>
          </table:table-cell>
          <table:table-cell table:formula="of:=((1440/2)-[.C39])*0.0328" office:value-type="float" office:value="23.616">
            <text:p>23.616</text:p>
          </table:table-cell>
          <table:table-cell office:value-type="string">
            <text:p>SHallE</text:p>
          </table:table-cell>
          <table:table-cell table:number-columns-repeated="1018"/>
        </table:table-row>
        <table:table-row table:style-name="ro3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-((4096/2)-[.B40])*0.0328" office:value-type="float" office:value="-48.3472">
            <text:p>-48.3472</text:p>
          </table:table-cell>
          <table:table-cell table:formula="of:=((1440/2)-[.C40])*0.0328" office:value-type="float" office:value="-9.6432">
            <text:p>-9.6432</text:p>
          </table:table-cell>
          <table:table-cell office:value-type="string">
            <text:p><text:a xlink:href="http://www.cs.rit.edu/~robotlab/Office3675" xlink:type="simple">http://www.cs.rit.edu/~robotlab/Office3675</text:a></text:p>
          </table:table-cell>
          <table:table-cell office:value-type="string">
            <text:p><text:a xlink:href="http://www.cs.rit.edu/~ta" xlink:type="simple">http://www.cs.rit.edu/~ta</text:a></text:p>
          </table:table-cell>
          <table:table-cell table:number-columns-repeated="1017"/>
        </table:table-row>
        <table:table-row table:style-name="ro3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-((4096/2)-[.B41])*0.0328" office:value-type="float" office:value="-44.444">
            <text:p>-44.444</text:p>
          </table:table-cell>
          <table:table-cell table:formula="of:=((1440/2)-[.C41])*0.0328" office:value-type="float" office:value="-9.6432">
            <text:p>-9.6432</text:p>
          </table:table-cell>
          <table:table-cell office:value-type="string">
            <text:p><text:a xlink:href="http://www.cs.rit.edu/~robotlab/Office3673" xlink:type="simple">http://www.cs.rit.edu/~robotlab/Office3673</text:a></text:p>
          </table:table-cell>
          <table:table-cell office:value-type="string">
            <text:p><text:a xlink:href="http://www.cs.rit.edu/~ta" xlink:type="simple">http://www.cs.rit.edu/~ta</text:a></text:p>
          </table:table-cell>
          <table:table-cell table:number-columns-repeated="1017"/>
        </table:table-row>
        <table:table-row table:style-name="ro3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-((4096/2)-[.B42])*0.0328" office:value-type="float" office:value="-42.7056">
            <text:p>-42.7056</text:p>
          </table:table-cell>
          <table:table-cell table:formula="of:=((1440/2)-[.C42])*0.0328" office:value-type="float" office:value="-9.6432">
            <text:p>-9.6432</text:p>
          </table:table-cell>
          <table:table-cell office:value-type="string">
            <text:p><text:a xlink:href="http://www.cs.rit.edu/~robotlab/Office3671" xlink:type="simple">http://www.cs.rit.edu/~robotlab/Office3671</text:a></text:p>
          </table:table-cell>
          <table:table-cell office:value-type="string">
            <text:p><text:a xlink:href="http://www.cs.rit.edu/~ta" xlink:type="simple">http://www.cs.rit.edu/~ta</text:a></text:p>
          </table:table-cell>
          <table:table-cell table:number-columns-repeated="1017"/>
        </table:table-row>
        <table:table-row table:style-name="ro3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-((4096/2)-[.B43])*0.0328" office:value-type="float" office:value="-39.9832">
            <text:p>-39.9832</text:p>
          </table:table-cell>
          <table:table-cell table:formula="of:=((1440/2)-[.C43])*0.0328" office:value-type="float" office:value="-9.6432">
            <text:p>-9.6432</text:p>
          </table:table-cell>
          <table:table-cell office:value-type="string">
            <text:p><text:a xlink:href="http://www.cs.rit.edu/~robotlab/Office3669" xlink:type="simple">http://www.cs.rit.edu/~robotlab/Office3669</text:a></text:p>
          </table:table-cell>
          <table:table-cell table:style-name="ce2" office:value-type="string">
            <text:p><text:span text:style-name="T1"><text:a xlink:href="http://www.cs.rit.edu/~tmh" xlink:type="simple">http://www.cs.rit.edu/~tmh</text:a></text:span></text:p>
          </table:table-cell>
          <table:table-cell table:number-columns-repeated="1017"/>
        </table:table-row>
        <table:table-row table:style-name="ro3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-((4096/2)-[.B44])*0.0328" office:value-type="float" office:value="-37.2608">
            <text:p>-37.2608</text:p>
          </table:table-cell>
          <table:table-cell table:formula="of:=((1440/2)-[.C44])*0.0328" office:value-type="float" office:value="-9.6432">
            <text:p>-9.6432</text:p>
          </table:table-cell>
          <table:table-cell office:value-type="string">
            <text:p><text:a xlink:href="http://www.cs.rit.edu/~robotlab/Office3659" xlink:type="simple">http://www.cs.rit.edu/~robotlab/Office3659</text:a></text:p>
          </table:table-cell>
          <table:table-cell office:value-type="string">
            <text:p><text:a xlink:href="http://www.cs.rit.edu/~jsb" xlink:type="simple">http://www.cs.rit.edu/~jsb</text:a></text:p>
          </table:table-cell>
          <table:table-cell table:number-columns-repeated="1017"/>
        </table:table-row>
        <table:table-row table:style-name="ro3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-((4096/2)-[.B45])*0.0328" office:value-type="float" office:value="-34.44">
            <text:p>-34.44</text:p>
          </table:table-cell>
          <table:table-cell table:formula="of:=((1440/2)-[.C45])*0.0328" office:value-type="float" office:value="-9.6432">
            <text:p>-9.6432</text:p>
          </table:table-cell>
          <table:table-cell office:value-type="string">
            <text:p><text:a xlink:href="http://www.cs.rit.edu/~robotlab/Office3657" xlink:type="simple">http://www.cs.rit.edu/~robotlab/Office3657</text:a></text:p>
          </table:table-cell>
          <table:table-cell office:value-type="string">
            <text:p><text:a xlink:href="http://www.cs.rit.edu/~spr" xlink:type="simple">http://www.cs.rit.edu/~spr</text:a></text:p>
          </table:table-cell>
          <table:table-cell table:number-columns-repeated="1017"/>
        </table:table-row>
        <table:table-row table:style-name="ro3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-((4096/2)-[.B46])*0.0328" office:value-type="float" office:value="-31.7176">
            <text:p>-31.7176</text:p>
          </table:table-cell>
          <table:table-cell table:formula="of:=((1440/2)-[.C46])*0.0328" office:value-type="float" office:value="-9.6432">
            <text:p>-9.6432</text:p>
          </table:table-cell>
          <table:table-cell office:value-type="string">
            <text:p><text:a xlink:href="http://www.cs.rit.edu/~robotlab/Office3655" xlink:type="simple">http://www.cs.rit.edu/~robotlab/Office3655</text:a></text:p>
          </table:table-cell>
          <table:table-cell office:value-type="string">
            <text:p><text:a xlink:href="http://www.cs.rit.edu/~xl" xlink:type="simple">http://www.cs.rit.edu/~xl</text:a></text:p>
          </table:table-cell>
          <table:table-cell table:number-columns-repeated="1017"/>
        </table:table-row>
        <table:table-row table:style-name="ro3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-((4096/2)-[.B47])*0.0328" office:value-type="float" office:value="-28.9296">
            <text:p>-28.9296</text:p>
          </table:table-cell>
          <table:table-cell table:formula="of:=((1440/2)-[.C47])*0.0328" office:value-type="float" office:value="-9.6432">
            <text:p>-9.6432</text:p>
          </table:table-cell>
          <table:table-cell office:value-type="string">
            <text:p><text:a xlink:href="http://www.cs.rit.edu/~robotlab/Office3651" xlink:type="simple">http://www.cs.rit.edu/~robotlab/Office3651</text:a></text:p>
          </table:table-cell>
          <table:table-cell office:value-type="string">
            <text:p><text:a xlink:href="http://www.cs.rit.edu/~zjb" xlink:type="simple">http://www.cs.rit.edu/~zjb</text:a></text:p>
          </table:table-cell>
          <table:table-cell table:number-columns-repeated="1017"/>
        </table:table-row>
        <table:table-row table:style-name="ro3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-((4096/2)-[.B48])*0.0328" office:value-type="float" office:value="-26.1744">
            <text:p>-26.1744</text:p>
          </table:table-cell>
          <table:table-cell table:formula="of:=((1440/2)-[.C48])*0.0328" office:value-type="float" office:value="-9.6432">
            <text:p>-9.6432</text:p>
          </table:table-cell>
          <table:table-cell office:value-type="string">
            <text:p><text:a xlink:href="http://www.cs.rit.edu/~robotlab/Office3647" xlink:type="simple">http://www.cs.rit.edu/~robotlab/Office3647</text:a></text:p>
          </table:table-cell>
          <table:table-cell office:value-type="string">
            <text:p><text:a xlink:href="http://www.cs.rit.edu/~rsg" xlink:type="simple">http://www.cs.rit.edu/~rsg</text:a></text:p>
          </table:table-cell>
          <table:table-cell table:number-columns-repeated="1017"/>
        </table:table-row>
        <table:table-row table:style-name="ro3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-((4096/2)-[.B49])*0.0328" office:value-type="float" office:value="-23.288">
            <text:p>-23.288</text:p>
          </table:table-cell>
          <table:table-cell table:formula="of:=((1440/2)-[.C49])*0.0328" office:value-type="float" office:value="-9.6432">
            <text:p>-9.6432</text:p>
          </table:table-cell>
          <table:table-cell office:value-type="string">
            <text:p><text:a xlink:href="http://www.cs.rit.edu/~robotlab/Office3645" xlink:type="simple">http://www.cs.rit.edu/~robotlab/Office3645</text:a></text:p>
          </table:table-cell>
          <table:table-cell office:value-type="string">
            <text:p><text:a xlink:href="http://www.cs.rit.edu/~ib" xlink:type="simple">http://www.cs.rit.edu/~ib</text:a></text:p>
          </table:table-cell>
          <table:table-cell table:number-columns-repeated="1017"/>
        </table:table-row>
        <table:table-row table:style-name="ro3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-((4096/2)-[.B50])*0.0328" office:value-type="float" office:value="-20.5984">
            <text:p>-20.5984</text:p>
          </table:table-cell>
          <table:table-cell table:formula="of:=((1440/2)-[.C50])*0.0328" office:value-type="float" office:value="-9.6432">
            <text:p>-9.6432</text:p>
          </table:table-cell>
          <table:table-cell office:value-type="string">
            <text:p><text:a xlink:href="http://www.cs.rit.edu/~robotlab/Office3637" xlink:type="simple">http://www.cs.rit.edu/~robotlab/Office3637</text:a></text:p>
          </table:table-cell>
          <table:table-cell office:value-type="string">
            <text:p><text:a xlink:href="http://www.cs.rit.edu/~sps" xlink:type="simple">http://www.cs.rit.edu/~sps</text:a></text:p>
          </table:table-cell>
          <table:table-cell table:number-columns-repeated="1017"/>
        </table:table-row>
        <table:table-row table:style-name="ro3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-((4096/2)-[.B51])*0.0328" office:value-type="float" office:value="-17.8432">
            <text:p>-17.8432</text:p>
          </table:table-cell>
          <table:table-cell table:formula="of:=((1440/2)-[.C51])*0.0328" office:value-type="float" office:value="-9.6432">
            <text:p>-9.6432</text:p>
          </table:table-cell>
          <table:table-cell office:value-type="string">
            <text:p><text:a xlink:href="http://www.cs.rit.edu/~robotlab/Office3635" xlink:type="simple">http://www.cs.rit.edu/~robotlab/Office3635</text:a></text:p>
          </table:table-cell>
          <table:table-cell office:value-type="string">
            <text:p><text:a xlink:href="http://www.cs.rit.edu/~ark" xlink:type="simple">http://www.cs.rit.edu/~ark</text:a></text:p>
          </table:table-cell>
          <table:table-cell table:number-columns-repeated="1017"/>
        </table:table-row>
        <table:table-row table:style-name="ro3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-((4096/2)-[.B52])*0.0328" office:value-type="float" office:value="-15.1536">
            <text:p>-15.1536</text:p>
          </table:table-cell>
          <table:table-cell table:formula="of:=((1440/2)-[.C52])*0.0328" office:value-type="float" office:value="-9.6432">
            <text:p>-9.6432</text:p>
          </table:table-cell>
          <table:table-cell office:value-type="string">
            <text:p><text:a xlink:href="http://www.cs.rit.edu/~robotlab/Office3627" xlink:type="simple">http://www.cs.rit.edu/~robotlab/Office3627</text:a></text:p>
          </table:table-cell>
          <table:table-cell office:value-type="string">
            <text:p><text:a xlink:href="http://www.cs.rit.edu/~rlc" xlink:type="simple">http://www.cs.rit.edu/~rlc</text:a></text:p>
          </table:table-cell>
          <table:table-cell table:number-columns-repeated="1017"/>
        </table:table-row>
        <table:table-row table:style-name="ro3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-((4096/2)-[.B53])*0.0328" office:value-type="float" office:value="-13.1528">
            <text:p>-13.1528</text:p>
          </table:table-cell>
          <table:table-cell table:formula="of:=((1440/2)-[.C53])*0.0328" office:value-type="float" office:value="-9.6432">
            <text:p>-9.6432</text:p>
          </table:table-cell>
          <table:table-cell office:value-type="string">
            <text:p><text:a xlink:href="http://www.cs.rit.edu/~robotlab/Office3625" xlink:type="simple">http://www.cs.rit.edu/~robotlab/Office3625</text:a></text:p>
          </table:table-cell>
          <table:table-cell office:value-type="string">
            <text:p><text:a xlink:href="http://www.cs.rit.edu/~eh" xlink:type="simple">http://www.cs.rit.edu/~eh</text:a></text:p>
          </table:table-cell>
          <table:table-cell table:number-columns-repeated="1017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-((4096/2)-[.B54])*0.0328" office:value-type="float" office:value="-9.512">
            <text:p>-9.512</text:p>
          </table:table-cell>
          <table:table-cell table:formula="of:=((1440/2)-[.C54])*0.0328" office:value-type="float" office:value="-9.6432">
            <text:p>-9.6432</text:p>
          </table:table-cell>
          <table:table-cell office:value-type="string">
            <text:p><text:a xlink:href="http://www.cs.rit.edu/~robotlab/Office3621" xlink:type="simple">http://www.cs.rit.edu/~robotlab/Office3621</text:a></text:p>
          </table:table-cell>
          <table:table-cell table:number-columns-repeated="1018"/>
        </table:table-row>
        <table:table-row table:style-name="ro3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-((4096/2)-[.B55])*0.0328" office:value-type="float" office:value="-6.7896">
            <text:p>-6.7896</text:p>
          </table:table-cell>
          <table:table-cell table:formula="of:=((1440/2)-[.C55])*0.0328" office:value-type="float" office:value="-9.6432">
            <text:p>-9.6432</text:p>
          </table:table-cell>
          <table:table-cell office:value-type="string">
            <text:p><text:a xlink:href="http://www.cs.rit.edu/~robotlab/Office3619" xlink:type="simple">http://www.cs.rit.edu/~robotlab/Office3619</text:a></text:p>
          </table:table-cell>
          <table:table-cell office:value-type="string">
            <text:p><text:a xlink:href="http://www.cs.rit.edu/~rkr" xlink:type="simple">http://www.cs.rit.edu/~rkr</text:a></text:p>
          </table:table-cell>
          <table:table-cell table:number-columns-repeated="1017"/>
        </table:table-row>
        <table:table-row table:style-name="ro3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-((4096/2)-[.B56])*0.0328" office:value-type="float" office:value="-4.0672">
            <text:p>-4.0672</text:p>
          </table:table-cell>
          <table:table-cell table:formula="of:=((1440/2)-[.C56])*0.0328" office:value-type="float" office:value="-9.6432">
            <text:p>-9.6432</text:p>
          </table:table-cell>
          <table:table-cell office:value-type="string">
            <text:p><text:a xlink:href="http://www.cs.rit.edu/~robotlab/Office3617" xlink:type="simple">http://www.cs.rit.edu/~robotlab/Office3617</text:a></text:p>
          </table:table-cell>
          <table:table-cell office:value-type="string">
            <text:p><text:a xlink:href="http://www.cs.rit.edu/~wrc" xlink:type="simple">http://www.cs.rit.edu/~wrc</text:a></text:p>
          </table:table-cell>
          <table:table-cell table:number-columns-repeated="1017"/>
        </table:table-row>
        <table:table-row table:style-name="ro3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-((4096/2)-[.B57])*0.0328" office:value-type="float" office:value="-1.4104">
            <text:p>-1.4104</text:p>
          </table:table-cell>
          <table:table-cell table:formula="of:=((1440/2)-[.C57])*0.0328" office:value-type="float" office:value="-9.6432">
            <text:p>-9.6432</text:p>
          </table:table-cell>
          <table:table-cell office:value-type="string">
            <text:p><text:a xlink:href="http://www.cs.rit.edu/~robotlab/Office3615" xlink:type="simple">http://www.cs.rit.edu/~robotlab/Office3615</text:a></text:p>
          </table:table-cell>
          <table:table-cell office:value-type="string">
            <text:p>http://www.cs.rit.edu/~pga/</text:p>
          </table:table-cell>
          <table:table-cell table:number-columns-repeated="1017"/>
        </table:table-row>
        <table:table-row table:style-name="ro3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-((4096/2)-[.B56])*0.0328" office:value-type="float" office:value="-4.0672">
            <text:p>-4.0672</text:p>
          </table:table-cell>
          <table:table-cell table:formula="of:=((1440/2)-[.C56])*0.0328" office:value-type="float" office:value="-9.6432">
            <text:p>-9.6432</text:p>
          </table:table-cell>
          <table:table-cell office:value-type="string">
            <text:p><text:a xlink:href="http://www.cs.rit.edu/~robotlab/Office3575" xlink:type="simple">http://www.cs.rit.edu/~robotlab/Office3575</text:a></text:p>
          </table:table-cell>
          <table:table-cell office:value-type="string">
            <text:p>http://www.cs.rit.edu/people/adjuncts</text:p>
          </table:table-cell>
          <table:table-cell table:number-columns-repeated="1017"/>
        </table:table-row>
        <table:table-row table:style-name="ro3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-((4096/2)-[.B55])*0.0328" office:value-type="float" office:value="-6.7896">
            <text:p>-6.7896</text:p>
          </table:table-cell>
          <table:table-cell table:formula="of:=((1440/2)-[.C55])*0.0328" office:value-type="float" office:value="-9.6432">
            <text:p>-9.6432</text:p>
          </table:table-cell>
          <table:table-cell office:value-type="string">
            <text:p><text:a xlink:href="http://www.cs.rit.edu/~robotlab/Office3573" xlink:type="simple">http://www.cs.rit.edu/~robotlab/Office3573</text:a></text:p>
          </table:table-cell>
          <table:table-cell office:value-type="string">
            <text:p>http://www.cs.rit.edu/people/adjuncts</text:p>
          </table:table-cell>
          <table:table-cell table:number-columns-repeated="1017"/>
        </table:table-row>
        <table:table-row table:style-name="ro3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-((4096/2)-[.B54])*0.0328" office:value-type="float" office:value="-9.512">
            <text:p>-9.512</text:p>
          </table:table-cell>
          <table:table-cell table:formula="of:=((1440/2)-[.C60])*0.0328" office:value-type="float" office:value="14.9896">
            <text:p>14.9896</text:p>
          </table:table-cell>
          <table:table-cell office:value-type="string">
            <text:p><text:a xlink:href="http://www.cs.rit.edu/~robotlab/Office3571" xlink:type="simple">http://www.cs.rit.edu/~robotlab/Office3571</text:a></text:p>
          </table:table-cell>
          <table:table-cell office:value-type="string">
            <text:p>http://www.cs.rit.edu/people/adjuncts</text:p>
          </table:table-cell>
          <table:table-cell table:number-columns-repeated="1017"/>
        </table:table-row>
        <table:table-row table:style-name="ro3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-((4096/2)-[.B61])*0.0328" office:value-type="float" office:value="-39.9504">
            <text:p>-39.9504</text:p>
          </table:table-cell>
          <table:table-cell table:formula="of:=((1440/2)-[.C61])*0.0328" office:value-type="float" office:value="14.9896">
            <text:p>14.9896</text:p>
          </table:table-cell>
          <table:table-cell office:value-type="string">
            <text:p><text:a xlink:href="http://www.cs.rit.edu/~robotlab/Office3569" xlink:type="simple">http://www.cs.rit.edu/~robotlab/Office3569</text:a></text:p>
          </table:table-cell>
          <table:table-cell office:value-type="string">
            <text:p>http://www.rit.edu/emcs/oce/</text:p>
          </table:table-cell>
          <table:table-cell table:number-columns-repeated="1017"/>
        </table:table-row>
        <table:table-row table:style-name="ro3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-((4096/2)-[.B62])*0.0328" office:value-type="float" office:value="-37.1952">
            <text:p>-37.1952</text:p>
          </table:table-cell>
          <table:table-cell table:formula="of:=((1440/2)-[.C62])*0.0328" office:value-type="float" office:value="14.9896">
            <text:p>14.9896</text:p>
          </table:table-cell>
          <table:table-cell office:value-type="string">
            <text:p><text:a xlink:href="http://www.cs.rit.edu/~robotlab/Office3559" xlink:type="simple">http://www.cs.rit.edu/~robotlab/Office3559</text:a></text:p>
          </table:table-cell>
          <table:table-cell office:value-type="string">
            <text:p>http://www.cs.rit.edu/people/adjuncts</text:p>
          </table:table-cell>
          <table:table-cell table:number-columns-repeated="1017"/>
        </table:table-row>
        <table:table-row table:style-name="ro3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-((4096/2)-[.B63])*0.0328" office:value-type="float" office:value="-34.4072">
            <text:p>-34.4072</text:p>
          </table:table-cell>
          <table:table-cell table:formula="of:=((1440/2)-[.C63])*0.0328" office:value-type="float" office:value="14.9896">
            <text:p>14.9896</text:p>
          </table:table-cell>
          <table:table-cell office:value-type="string">
            <text:p><text:a xlink:href="http://www.cs.rit.edu/~robotlab/Office3557" xlink:type="simple">http://www.cs.rit.edu/~robotlab/Office3557</text:a></text:p>
          </table:table-cell>
          <table:table-cell office:value-type="string">
            <text:p><text:a xlink:href="http://www.cs.rit.edu/~mr" xlink:type="simple">http://www.cs.rit.edu/~mr</text:a></text:p>
          </table:table-cell>
          <table:table-cell table:number-columns-repeated="1017"/>
        </table:table-row>
        <table:table-row table:style-name="ro3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-((4096/2)-[.B64])*0.0328" office:value-type="float" office:value="-31.6848">
            <text:p>-31.6848</text:p>
          </table:table-cell>
          <table:table-cell table:formula="of:=((1440/2)-[.C64])*0.0328" office:value-type="float" office:value="14.9896">
            <text:p>14.9896</text:p>
          </table:table-cell>
          <table:table-cell office:value-type="string">
            <text:p><text:a xlink:href="http://www.cs.rit.edu/~robotlab/Office3555" xlink:type="simple">http://www.cs.rit.edu/~robotlab/Office3555</text:a></text:p>
          </table:table-cell>
          <table:table-cell office:value-type="string">
            <text:p><text:a xlink:href="http://www.cs.rit.edu/~mtf" xlink:type="simple">http://www.cs.rit.edu/~mtf</text:a></text:p>
          </table:table-cell>
          <table:table-cell table:number-columns-repeated="1017"/>
        </table:table-row>
        <table:table-row table:style-name="ro3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-((4096/2)-[.B65])*0.0328" office:value-type="float" office:value="-28.9624">
            <text:p>-28.9624</text:p>
          </table:table-cell>
          <table:table-cell table:formula="of:=((1440/2)-[.C65])*0.0328" office:value-type="float" office:value="14.9896">
            <text:p>14.9896</text:p>
          </table:table-cell>
          <table:table-cell office:value-type="string">
            <text:p><text:a xlink:href="http://www.cs.rit.edu/~robotlab/Office3551" xlink:type="simple">http://www.cs.rit.edu/~robotlab/Office3551</text:a></text:p>
          </table:table-cell>
          <table:table-cell office:value-type="string">
            <text:p><text:a xlink:href="http://www.cs.rit.edu/~rlaz" xlink:type="simple">http://www.cs.rit.edu/~rlaz</text:a></text:p>
          </table:table-cell>
          <table:table-cell table:number-columns-repeated="1017"/>
        </table:table-row>
        <table:table-row table:style-name="ro3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-((4096/2)-[.B66])*0.0328" office:value-type="float" office:value="-26.1088">
            <text:p>-26.1088</text:p>
          </table:table-cell>
          <table:table-cell table:formula="of:=((1440/2)-[.C66])*0.0328" office:value-type="float" office:value="14.9896">
            <text:p>14.9896</text:p>
          </table:table-cell>
          <table:table-cell office:value-type="string">
            <text:p><text:a xlink:href="http://www.cs.rit.edu/~robotlab/Office3547" xlink:type="simple">http://www.cs.rit.edu/~robotlab/Office3547</text:a></text:p>
          </table:table-cell>
          <table:table-cell office:value-type="string">
            <text:p><text:a xlink:href="http://www.cs.rit.edu/~jmk" xlink:type="simple">http://www.cs.rit.edu/~jmk</text:a></text:p>
          </table:table-cell>
          <table:table-cell table:number-columns-repeated="1017"/>
        </table:table-row>
        <table:table-row table:style-name="ro3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-((4096/2)-[.B67])*0.0328" office:value-type="float" office:value="-23.3864">
            <text:p>-23.3864</text:p>
          </table:table-cell>
          <table:table-cell table:formula="of:=((1440/2)-[.C67])*0.0328" office:value-type="float" office:value="14.9896">
            <text:p>14.9896</text:p>
          </table:table-cell>
          <table:table-cell office:value-type="string">
            <text:p><text:a xlink:href="http://www.cs.rit.edu/~robotlab/Office3545" xlink:type="simple">http://www.cs.rit.edu/~robotlab/Office3545</text:a></text:p>
          </table:table-cell>
          <table:table-cell office:value-type="string">
            <text:p><text:a xlink:href="http://www.cs.rit.edu/~rwd" xlink:type="simple">http://www.cs.rit.edu/~rwd</text:a></text:p>
          </table:table-cell>
          <table:table-cell table:number-columns-repeated="1017"/>
        </table:table-row>
        <table:table-row table:style-name="ro3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-((4096/2)-[.B68])*0.0328" office:value-type="float" office:value="-20.6312">
            <text:p>-20.6312</text:p>
          </table:table-cell>
          <table:table-cell table:formula="of:=((1440/2)-[.C68])*0.0328" office:value-type="float" office:value="14.9896">
            <text:p>14.9896</text:p>
          </table:table-cell>
          <table:table-cell office:value-type="string">
            <text:p><text:a xlink:href="http://www.cs.rit.edu/~robotlab/Office3537" xlink:type="simple">http://www.cs.rit.edu/~robotlab/Office3537</text:a></text:p>
          </table:table-cell>
          <table:table-cell office:value-type="string">
            <text:p><text:a xlink:href="http://www.cs.rit.edu/~fxk" xlink:type="simple">http://www.cs.rit.edu/~fxk</text:a></text:p>
          </table:table-cell>
          <table:table-cell table:number-columns-repeated="1017"/>
        </table:table-row>
        <table:table-row table:style-name="ro3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-((4096/2)-[.B69])*0.0328" office:value-type="float" office:value="-17.8432">
            <text:p>-17.8432</text:p>
          </table:table-cell>
          <table:table-cell table:formula="of:=((1440/2)-[.C69])*0.0328" office:value-type="float" office:value="14.9896">
            <text:p>14.9896</text:p>
          </table:table-cell>
          <table:table-cell office:value-type="string">
            <text:p><text:a xlink:href="http://www.cs.rit.edu/~robotlab/Office3535" xlink:type="simple">http://www.cs.rit.edu/~robotlab/Office3535</text:a></text:p>
          </table:table-cell>
          <table:table-cell office:value-type="string">
            <text:p><text:a xlink:href="http://www.cs.rit.edu/~bks" xlink:type="simple">http://www.cs.rit.edu/~bks</text:a></text:p>
          </table:table-cell>
          <table:table-cell table:number-columns-repeated="1017"/>
        </table:table-row>
        <table:table-row table:style-name="ro3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-((4096/2)-[.B70])*0.0328" office:value-type="float" office:value="-15.1208">
            <text:p>-15.1208</text:p>
          </table:table-cell>
          <table:table-cell table:formula="of:=((1440/2)-[.C70])*0.0328" office:value-type="float" office:value="14.9896">
            <text:p>14.9896</text:p>
          </table:table-cell>
          <table:table-cell office:value-type="string">
            <text:p><text:a xlink:href="http://www.cs.rit.edu/~robotlab/Office3527" xlink:type="simple">http://www.cs.rit.edu/~robotlab/Office3527</text:a></text:p>
          </table:table-cell>
          <table:table-cell office:value-type="string">
            <text:p><text:a xlink:href="http://www.cs.rit.edu/~jmg" xlink:type="simple">http://www.cs.rit.edu/~jmg</text:a></text:p>
          </table:table-cell>
          <table:table-cell table:number-columns-repeated="1017"/>
        </table:table-row>
        <table:table-row table:style-name="ro3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-((4096/2)-[.B71])*0.0328" office:value-type="float" office:value="-12.3656">
            <text:p>-12.3656</text:p>
          </table:table-cell>
          <table:table-cell table:formula="of:=((1440/2)-[.C71])*0.0328" office:value-type="float" office:value="14.9896">
            <text:p>14.9896</text:p>
          </table:table-cell>
          <table:table-cell office:value-type="string">
            <text:p><text:a xlink:href="http://www.cs.rit.edu/~robotlab/Office3525" xlink:type="simple">http://www.cs.rit.edu/~robotlab/Office3525</text:a></text:p>
          </table:table-cell>
          <table:table-cell office:value-type="string">
            <text:p><text:a xlink:href="http://www.cs.rit.edu/~atd" xlink:type="simple">http://www.cs.rit.edu/~atd</text:a></text:p>
          </table:table-cell>
          <table:table-cell table:number-columns-repeated="1017"/>
        </table:table-row>
        <table:table-row table:style-name="ro3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-((4096/2)-[.B72])*0.0328" office:value-type="float" office:value="-9.5776">
            <text:p>-9.5776</text:p>
          </table:table-cell>
          <table:table-cell table:formula="of:=((1440/2)-[.C72])*0.0328" office:value-type="float" office:value="14.9896">
            <text:p>14.9896</text:p>
          </table:table-cell>
          <table:table-cell office:value-type="string">
            <text:p><text:a xlink:href="http://www.cs.rit.edu/~robotlab/Office3521" xlink:type="simple">http://www.cs.rit.edu/~robotlab/Office3521</text:a></text:p>
          </table:table-cell>
          <table:table-cell office:value-type="string">
            <text:p><text:a xlink:href="http://www.cs.rit.edu/~lr" xlink:type="simple">http://www.cs.rit.edu/~lr</text:a></text:p>
          </table:table-cell>
          <table:table-cell table:number-columns-repeated="1017"/>
        </table:table-row>
        <table:table-row table:style-name="ro3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-((4096/2)-[.B73])*0.0328" office:value-type="float" office:value="-6.7568">
            <text:p>-6.7568</text:p>
          </table:table-cell>
          <table:table-cell table:formula="of:=((1440/2)-[.C73])*0.0328" office:value-type="float" office:value="14.9896">
            <text:p>14.9896</text:p>
          </table:table-cell>
          <table:table-cell office:value-type="string">
            <text:p><text:a xlink:href="http://www.cs.rit.edu/~robotlab/Office3519" xlink:type="simple">http://www.cs.rit.edu/~robotlab/Office3519</text:a></text:p>
          </table:table-cell>
          <table:table-cell office:value-type="string">
            <text:p><text:a xlink:href="http://www.cs.rit.edu/~cmh" xlink:type="simple">http://www.cs.rit.edu/~cmh</text:a></text:p>
          </table:table-cell>
          <table:table-cell table:number-columns-repeated="1017"/>
        </table:table-row>
        <table:table-row table:style-name="ro3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-((4096/2)-[.B74])*0.0328" office:value-type="float" office:value="-4.0344">
            <text:p>-4.0344</text:p>
          </table:table-cell>
          <table:table-cell table:formula="of:=((1440/2)-[.C74])*0.0328" office:value-type="float" office:value="14.9896">
            <text:p>14.9896</text:p>
          </table:table-cell>
          <table:table-cell office:value-type="string">
            <text:p><text:a xlink:href="http://www.cs.rit.edu/~robotlab/Office3517" xlink:type="simple">http://www.cs.rit.edu/~robotlab/Office3517</text:a></text:p>
          </table:table-cell>
          <table:table-cell office:value-type="string">
            <text:p><text:a xlink:href="http://www.cs.rit.edu/~rjb" xlink:type="simple">http://www.cs.rit.edu/~rjb</text:a></text:p>
          </table:table-cell>
          <table:table-cell table:number-columns-repeated="1017"/>
        </table:table-row>
        <table:table-row table:style-name="ro3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-((4096/2)-[.B75])*0.0328" office:value-type="float" office:value="-1.2136">
            <text:p>-1.2136</text:p>
          </table:table-cell>
          <table:table-cell table:formula="of:=((1440/2)-[.C75])*0.0328" office:value-type="float" office:value="14.9896">
            <text:p>14.9896</text:p>
          </table:table-cell>
          <table:table-cell office:value-type="string">
            <text:p><text:a xlink:href="http://www.cs.rit.edu/~robotlab/Office3515" xlink:type="simple">http://www.cs.rit.edu/~robotlab/Office3515</text:a></text:p>
          </table:table-cell>
          <table:table-cell office:value-type="string">
            <text:p><text:a xlink:href="http://www.cs.rit.edu/~jeh" xlink:type="simple">http://www.cs.rit.edu/~jeh</text:a></text:p>
          </table:table-cell>
          <table:table-cell table:number-columns-repeated="1017"/>
        </table:table-row>
        <table:table-row table:style-name="ro3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-((4096/2)-[.B76])*0.0328" office:value-type="float" office:value="1.5416">
            <text:p>1.5416</text:p>
          </table:table-cell>
          <table:table-cell table:formula="of:=((1440/2)-[.C76])*0.0328" office:value-type="float" office:value="14.9896">
            <text:p>14.9896</text:p>
          </table:table-cell>
          <table:table-cell office:value-type="string">
            <text:p><text:a xlink:href="http://www.cs.rit.edu/~robotlab/Office3511" xlink:type="simple">http://www.cs.rit.edu/~robotlab/Office3511</text:a></text:p>
          </table:table-cell>
          <table:table-cell office:value-type="string">
            <text:p><text:a xlink:href="http://www.cs.rit.edu/~paw" xlink:type="simple">http://www.cs.rit.edu/~paw</text:a></text:p>
          </table:table-cell>
          <table:table-cell table:number-columns-repeated="1017"/>
        </table:table-row>
        <table:table-row table:style-name="ro3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-((4096/2)-[.B77])*0.0328" office:value-type="float" office:value="3.9032">
            <text:p>3.9032</text:p>
          </table:table-cell>
          <table:table-cell table:formula="of:=((1440/2)-[.C77])*0.0328" office:value-type="float" office:value="14.9896">
            <text:p>14.9896</text:p>
          </table:table-cell>
          <table:table-cell office:value-type="string">
            <text:p><text:a xlink:href="http://www.cs.rit.edu/~robotlab/Office3509" xlink:type="simple">http://www.cs.rit.edu/~robotlab/Office3509</text:a></text:p>
          </table:table-cell>
          <table:table-cell office:value-type="string">
            <text:p><text:a xlink:href="http://www.cs.rit.edu/~anh" xlink:type="simple">http://www.cs.rit.edu/~anh</text:a></text:p>
          </table:table-cell>
          <table:table-cell table:number-columns-repeated="1017"/>
        </table:table-row>
        <table:table-row table:style-name="ro3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-((4096/2)-[.B78])*0.0328" office:value-type="float" office:value="19.6472">
            <text:p>19.6472</text:p>
          </table:table-cell>
          <table:table-cell table:formula="of:=((1440/2)-[.C78])*0.0328" office:value-type="float" office:value="12.8904">
            <text:p>12.8904</text:p>
          </table:table-cell>
          <table:table-cell office:value-type="string">
            <text:p><text:a xlink:href="http://www.cs.rit.edu/~robotlab/RNDLab" xlink:type="simple">http://www.cs.rit.edu/~robotlab/RNDLab</text:a></text:p>
          </table:table-cell>
          <table:table-cell office:value-type="string">
            <text:p><text:a xlink:href="http://www.cs.rit.edu/~robotlab" xlink:type="simple">http://www.cs.rit.edu/~robotlab</text:a></text:p>
          </table:table-cell>
          <table:table-cell table:number-columns-repeated="1017"/>
        </table:table-row>
        <table:table-row table:style-name="ro3">
          <table:table-cell office:value-type="string">
            <text:p>HonorsLab</text:p>
          </table:table-cell>
          <table:table-cell table:number-columns-repeated="2"/>
          <table:table-cell table:formula="of:=-((4096/2)-[.B79])*0.0328" office:value-type="float" office:value="-67.1744">
            <text:p>-67.1744</text:p>
          </table:table-cell>
          <table:table-cell table:formula="of:=((1440/2)-[.C79])*0.0328" office:value-type="float" office:value="23.616">
            <text:p>23.616</text:p>
          </table:table-cell>
          <table:table-cell office:value-type="string">
            <text:p><text:a xlink:href="http://www.cs.rit.edu/~robotlab/HonorsLab" xlink:type="simple">http://www.cs.rit.edu/~robotlab/HonorsLab</text:a></text:p>
          </table:table-cell>
          <table:table-cell office:value-type="string">
            <text:p><text:a xlink:href="http://honors.rit.edu/" xlink:type="simple">http://honors.rit.edu</text:a></text:p>
          </table:table-cell>
          <table:table-cell table:number-columns-repeated="1017"/>
        </table:table-row>
        <table:table-row table:style-name="ro3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-((4096/2)-[.B80])*0.0328" office:value-type="float" office:value="-22.3368">
            <text:p>-22.3368</text:p>
          </table:table-cell>
          <table:table-cell table:formula="of:=((1440/2)-[.C80])*0.0328" office:value-type="float" office:value="12.1688">
            <text:p>12.1688</text:p>
          </table:table-cell>
          <table:table-cell office:value-type="string">
            <text:p><text:a xlink:href="http://www.cs.rit.edu/~robotlab/ICL1" xlink:type="simple">http://www.cs.rit.edu/~robotlab/ICL1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-((4096/2)-[.B81])*0.0328" office:value-type="float" office:value="-11.2176">
            <text:p>-11.2176</text:p>
          </table:table-cell>
          <table:table-cell table:formula="of:=((1440/2)-[.C81])*0.0328" office:value-type="float" office:value="12.1688">
            <text:p>12.1688</text:p>
          </table:table-cell>
          <table:table-cell office:value-type="string">
            <text:p><text:a xlink:href="http://www.cs.rit.edu/~robotlab/ICL2" xlink:type="simple">http://www.cs.rit.edu/~robotlab/ICL2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-((4096/2)-[.B82])*0.0328" office:value-type="float" office:value="-38.6384">
            <text:p>-38.6384</text:p>
          </table:table-cell>
          <table:table-cell table:formula="of:=((1440/2)-[.C82])*0.0328" office:value-type="float" office:value="-6.888">
            <text:p>-6.888</text:p>
          </table:table-cell>
          <table:table-cell office:value-type="string">
            <text:p><text:a xlink:href="http://www.cs.rit.edu/~robotlab/ICL3" xlink:type="simple">http://www.cs.rit.edu/~robotlab/ICL3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style-name="ce2" table:formula="of:=-((4096/2)-[.B83])*0.0328" office:value-type="float" office:value="-27.5848">
            <text:p>-27.5848</text:p>
          </table:table-cell>
          <table:table-cell table:style-name="ce2" table:formula="of:=((1440/2)-[.C83])*0.0328" office:value-type="float" office:value="-6.888">
            <text:p>-6.888</text:p>
          </table:table-cell>
          <table:table-cell office:value-type="string">
            <text:p><text:a xlink:href="http://www.cs.rit.edu/~robotlab/ICL4" xlink:type="simple">http://www.cs.rit.edu/~robotlab/ICL4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-((4096/2)-[.B84])*0.0328" office:value-type="float" office:value="-22.304">
            <text:p>-22.304</text:p>
          </table:table-cell>
          <table:table-cell table:formula="of:=((1440/2)-[.C84])*0.0328" office:value-type="float" office:value="-6.888">
            <text:p>-6.888</text:p>
          </table:table-cell>
          <table:table-cell office:value-type="string">
            <text:p><text:a xlink:href="http://www.cs.rit.edu/~robotlab/ICL5" xlink:type="simple">http://www.cs.rit.edu/~robotlab/ICL5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-((4096/2)-[.B85])*0.0328" office:value-type="float" office:value="-8.2328">
            <text:p>-8.2328</text:p>
          </table:table-cell>
          <table:table-cell table:formula="of:=((1440/2)-[.C85])*0.0328" office:value-type="float" office:value="-6.888">
            <text:p>-6.888</text:p>
          </table:table-cell>
          <table:table-cell office:value-type="string">
            <text:p><text:a xlink:href="http://www.cs.rit.edu/~robotlab/ICL6" xlink:type="simple">http://www.cs.rit.edu/~robotlab/ICL6</text:a>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-((4096/2)-[.B86])*0.0328" office:value-type="float" office:value="1.5744">
            <text:p>1.5744</text:p>
          </table:table-cell>
          <table:table-cell table:formula="of:=((1440/2)-[.C86])*0.0328" office:value-type="float" office:value="12.8248">
            <text:p>12.8248</text:p>
          </table:table-cell>
          <table:table-cell office:value-type="string">
            <text:p><text:a xlink:href="http://www.cs.rit.edu/~robotlab/PatternLab" xlink:type="simple">http://www.cs.rit.edu/~robotlab/PatternLab</text:a></text:p>
          </table:table-cell>
          <table:table-cell office:value-type="string">
            <text:p><text:a xlink:href="http://www.cs.rit.edu/~dprl" xlink:type="simple">http://www.cs.rit.edu/~dprl</text:a></text:p>
          </table:table-cell>
          <table:table-cell table:number-columns-repeated="1017"/>
        </table:table-row>
        <table:table-row table:style-name="ro3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-((4096/2)-[.B87])*0.0328" office:value-type="float" office:value="-2.4272">
            <text:p>-2.4272</text:p>
          </table:table-cell>
          <table:table-cell table:formula="of:=((1440/2)-[.C87])*0.0328" office:value-type="float" office:value="-7.6096">
            <text:p>-7.6096</text:p>
          </table:table-cell>
          <table:table-cell office:value-type="string">
            <text:p><text:a xlink:href="http://www.cs.rit.edu/~robotlab/DistribLab" xlink:type="simple">http://www.cs.rit.edu/~robotlab/DistribLab</text:a></text:p>
          </table:table-cell>
          <table:table-cell office:value-type="string">
            <text:p><text:a xlink:href="http://www.cs.rit.edu/~wrc" xlink:type="simple">http://www.cs.rit.edu/~wrc</text:a></text:p>
          </table:table-cell>
          <table:table-cell table:number-columns-repeated="1017"/>
        </table:table-row>
        <table:table-row table:style-name="ro3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-((4096/2)-[.B88])*0.0328" office:value-type="float" office:value="0.0656">
            <text:p>0.0656</text:p>
          </table:table-cell>
          <table:table-cell table:formula="of:=((1440/2)-[.C88])*0.0328" office:value-type="float" office:value="-7.6424">
            <text:p>-7.6424</text:p>
          </table:table-cell>
          <table:table-cell office:value-type="string">
            <text:p><text:a xlink:href="http://www.cs.rit.edu/~robotlab/GraphicsLab" xlink:type="simple">http://www.cs.rit.edu/~robotlab/GraphicsLab</text:a></text:p>
          </table:table-cell>
          <table:table-cell office:value-type="string">
            <text:p><text:a xlink:href="http://www.cs.rit.edu/~graphics" xlink:type="simple">http://www.cs.rit.edu/~graphics</text:a></text:p>
          </table:table-cell>
          <table:table-cell table:number-columns-repeated="1017"/>
        </table:table-row>
        <table:table-row table:style-name="ro3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-((4096/2)-[.B89])*0.0328" office:value-type="float" office:value="-31.6848">
            <text:p>-31.6848</text:p>
          </table:table-cell>
          <table:table-cell table:formula="of:=((1440/2)-[.C89])*0.0328" office:value-type="float" office:value="12.1688">
            <text:p>12.1688</text:p>
          </table:table-cell>
          <table:table-cell table:style-name="ce2" office:value-type="string">
            <text:p><text:span text:style-name="T1"><text:a xlink:href="http://www.cs.rit.edu/~robotlab/CompStudiesLab" xlink:type="simple">http://www.cs.rit.edu/~robotlab/CompStudiesLab</text:a></text:span></text:p>
          </table:table-cell>
          <table:table-cell office:value-type="string">
            <text:p><text:a xlink:href="http://www.cs.rit.edu/~rsg" xlink:type="simple">http://www.cs.rit.edu/~rsg</text:a></text:p>
          </table:table-cell>
          <table:table-cell table:number-columns-repeated="1017"/>
        </table:table-row>
        <table:table-row table:style-name="ro4">
          <table:table-cell office:value-type="string">
            <text:p>StudentCenter</text:p>
          </table:table-cell>
          <table:table-cell table:number-columns-repeated="2"/>
          <table:table-cell table:formula="of:=-((4096/2)-[.B90])*0.0328" office:value-type="float" office:value="-67.1744">
            <text:p>-67.1744</text:p>
          </table:table-cell>
          <table:table-cell table:formula="of:=((1440/2)-[.C90])*0.0328" office:value-type="float" office:value="23.616">
            <text:p>23.616</text:p>
          </table:table-cell>
          <table:table-cell office:value-type="string">
            <text:p>StudentCenter</text:p>
          </table:table-cell>
          <table:table-cell office:value-type="string">
            <text:p>http://csc.cs.rit.edu/</text:p>
          </table:table-cell>
          <table:table-cell table:number-columns-repeated="1017"/>
        </table:table-row>
        <table:table-row table:style-name="ro4">
          <table:table-cell office:value-type="string">
            <text:p>GradCenter</text:p>
          </table:table-cell>
          <table:table-cell table:number-columns-repeated="2"/>
          <table:table-cell table:formula="of:=-((4096/2)-[.B91])*0.0328" office:value-type="float" office:value="-67.1744">
            <text:p>-67.1744</text:p>
          </table:table-cell>
          <table:table-cell table:formula="of:=((1440/2)-[.C91])*0.0328" office:value-type="float" office:value="23.616">
            <text:p>23.616</text:p>
          </table:table-cell>
          <table:table-cell office:value-type="string">
            <text:p>GradCenter</text:p>
          </table:table-cell>
          <table:table-cell office:value-type="string">
            <text:p>https://www.cs.rit.edu/programs/grad/description</text:p>
          </table:table-cell>
          <table:table-cell table:number-columns-repeated="1017"/>
        </table:table-row>
        <table:table-row table:style-name="ro3">
          <table:table-cell office:value-type="string">
            <text:p>CSOffice</text:p>
          </table:table-cell>
          <table:table-cell table:number-columns-repeated="2"/>
          <table:table-cell table:formula="of:=-((4096/2)-[.B92])*0.0328" office:value-type="float" office:value="-67.1744">
            <text:p>-67.1744</text:p>
          </table:table-cell>
          <table:table-cell table:formula="of:=((1440/2)-[.C92])*0.0328" office:value-type="float" office:value="23.616">
            <text:p>23.616</text:p>
          </table:table-cell>
          <table:table-cell office:value-type="string">
            <text:p>CSOffice</text:p>
          </table:table-cell>
          <table:table-cell office:value-type="string">
            <text:p><text:a xlink:href="http://www/" xlink:type="simple">http://www</text:a>.cs.rit.edu/</text:p>
          </table:table-cell>
          <table:table-cell table:number-columns-repeated="1017"/>
        </table:table-row>
        <table:table-row table:style-name="ro3">
          <table:table-cell office:value-type="string">
            <text:p>Class3000</text:p>
          </table:table-cell>
          <table:table-cell table:number-columns-repeated="2"/>
          <table:table-cell table:formula="of:=-((4096/2)-[.B93])*0.0328" office:value-type="float" office:value="-67.1744">
            <text:p>-67.1744</text:p>
          </table:table-cell>
          <table:table-cell table:formula="of:=((1440/2)-[.C93])*0.0328" office:value-type="float" office:value="23.616">
            <text:p>23.616</text:p>
          </table:table-cell>
          <table:table-cell office:value-type="string">
            <text:p>Class3000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-((4096/2)-[.B94])*0.0328" office:value-type="float" office:value="-4.8216">
            <text:p>-4.8216</text:p>
          </table:table-cell>
          <table:table-cell table:formula="of:=((1440/2)-[.C94])*0.0328" office:value-type="float" office:value="12.956">
            <text:p>12.956</text:p>
          </table:table-cell>
          <table:table-cell office:value-type="string">
            <text:p>Class3510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-((4096/2)-[.B95])*0.0328" office:value-type="float" office:value="-40.2784">
            <text:p>-40.2784</text:p>
          </table:table-cell>
          <table:table-cell table:formula="of:=((1440/2)-[.C95])*0.0328" office:value-type="float" office:value="12.8904">
            <text:p>12.8904</text:p>
          </table:table-cell>
          <table:table-cell office:value-type="string">
            <text:p>Class3560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-((4096/2)-[.B96])*0.0328" office:value-type="float" office:value="-54.284">
            <text:p>-54.284</text:p>
          </table:table-cell>
          <table:table-cell table:formula="of:=((1440/2)-[.C96])*0.0328" office:value-type="float" office:value="-6.888">
            <text:p>-6.888</text:p>
          </table:table-cell>
          <table:table-cell office:value-type="string">
            <text:p>Class3690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-((4096/2)-[.B97])*0.0328" office:value-type="float" office:value="1.3448">
            <text:p>1.3448</text:p>
          </table:table-cell>
          <table:table-cell table:formula="of:=((1440/2)-[.C97])*0.0328" office:value-type="float" office:value="-10.5616">
            <text:p>-10.5616</text:p>
          </table:table-cell>
          <table:table-cell office:value-type="string">
            <text:p>Class3455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-((4096/2)-[.B98])*0.0328" office:value-type="float" office:value="9.676">
            <text:p>9.676</text:p>
          </table:table-cell>
          <table:table-cell table:formula="of:=((1440/2)-[.C98])*0.0328" office:value-type="float" office:value="-10.5616">
            <text:p>-10.5616</text:p>
          </table:table-cell>
          <table:table-cell office:value-type="string">
            <text:p>Class3445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-((4096/2)-[.B99])*0.0328" office:value-type="float" office:value="17.9416">
            <text:p>17.9416</text:p>
          </table:table-cell>
          <table:table-cell table:formula="of:=((1440/2)-[.C99])*0.0328" office:value-type="float" office:value="-10.5616">
            <text:p>-10.5616</text:p>
          </table:table-cell>
          <table:table-cell office:value-type="string">
            <text:p>Class3435S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3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-((4096/2)-[.B100])*0.0328" office:value-type="float" office:value="26.4696">
            <text:p>26.4696</text:p>
          </table:table-cell>
          <table:table-cell table:formula="of:=((1440/2)-[.C100])*0.0328" office:value-type="float" office:value="-10.5616">
            <text:p>-10.5616</text:p>
          </table:table-cell>
          <table:table-cell office:value-type="string">
            <text:p>Class3435N</text:p>
          </table:table-cell>
          <table:table-cell office:value-type="string">
            <text:p><text:a xlink:href="http://www.cs.rit.edu/~robotlab/corobots/barcodes.html" xlink:type="simple">http://www.cs.rit.edu/~robotlab/corobots/barcodes.html</text:a></text:p>
          </table:table-cell>
          <table:table-cell table:number-columns-repeated="1017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style-name="ce2" table:formula="of:=-((4096/2)-[.B101])*0.0328" office:value-type="float" office:value="25.7808">
            <text:p>25.7808</text:p>
          </table:table-cell>
          <table:table-cell table:style-name="ce2" table:formula="of:=((1440/2)-[.C101])*0.0328" office:value-type="float" office:value="3.1816">
            <text:p>3.1816</text:p>
          </table:table-cell>
          <table:table-cell office:value-type="string">
            <text:p><text:a xlink:href="http://www.cs.rit.edu/~robotlab/ComputerVisionLab" xlink:type="simple">http://www.cs.rit.edu/~robotlab/ComputerVisionLab</text:a></text:p>
          </table:table-cell>
          <table:table-cell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 style:data-style-name="N2" text:time-value="0000-00-00T15:08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Butler</meta:initial-creator>
    <meta:creation-date>2012-06-20T18:56:21</meta:creation-date>
    <dc:date>2013-02-21T22:17:56</dc:date>
    <meta:generator>LibreOffice/4.0.0.3$MacOSX_x86 LibreOffice_project/53fd80e80f44edd735c18dbc5b6cde811e0a15c</meta:generator>
    <meta:editing-duration>PT10H21M6S</meta:editing-duration>
    <meta:editing-cycles>24</meta:editing-cycles>
    <meta:document-statistic meta:table-count="1" meta:cell-count="663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